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2886" officeooo:paragraph-rsid="000928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سلام چطوریییییییییییییییییییییییییییییییییییییییییییییییییییییییییییییییییییییییییییییییییی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1:21:28.536196174</meta:creation-date>
    <dc:date>2019-12-15T11:22:34.887359705</dc:date>
    <meta:editing-duration>PT1M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92" meta:non-whitespace-character-count="91"/>
  </office:meta>
</office:document-meta>
</file>